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draw:fill="solid" draw:fill-color="#aea79f" draw:fill-image-width="0cm" draw:fill-image-height="0cm"/>
    </style:style>
    <style:style style:name="gr1" style:family="graphic" style:parent-style-name="standard">
      <style:graphic-properties svg:stroke-color="#2c001e" draw:fill="solid" draw:fill-color="#2c001e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g>
          <draw:custom-shape draw:style-name="gr1" draw:text-style-name="P1" draw:layer="layout" svg:width="7.5cm" svg:height="1.991cm" draw:transform="rotate (-0.785398163397449) translate (7.303cm 8.7cm)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7.584cm" svg:height="1.9cm" draw:transform="rotate (0.785398163397448) translate (5.895cm 18.032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" draw:text-style-name="P1" draw:layer="layout" svg:width="7.499cm" svg:height="1.991cm" svg:x="8.497cm" svg:y="13.038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aea79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1T22:54:33.281798494</meta:creation-date>
    <dc:date>2016-11-12T10:50:01.513416345</dc:date>
    <meta:editing-duration>PT8H30M18S</meta:editing-duration>
    <meta:editing-cycles>8</meta:editing-cycles>
    <meta:generator>LibreOffice/4.2.8.2$Linux_x86 LibreOffice_project/420m0$Build-2</meta:generator>
    <meta:document-statistic meta:object-count="4"/>
  </office:meta>
</office:document-meta>
</file>